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12cm" table:align="left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4.71cm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05796" officeooo:paragraph-rsid="0012645b"/>
    </style:style>
    <style:style style:name="P2" style:family="paragraph" style:parent-style-name="Standard">
      <style:text-properties officeooo:rsid="00105796" officeooo:paragraph-rsid="001abb55"/>
    </style:style>
    <style:style style:name="P3" style:family="paragraph" style:parent-style-name="Standard">
      <style:text-properties officeooo:paragraph-rsid="0012645b"/>
    </style:style>
    <style:style style:name="P4" style:family="paragraph" style:parent-style-name="Standard">
      <style:text-properties officeooo:rsid="0014b5ce" officeooo:paragraph-rsid="0014b5ce"/>
    </style:style>
    <style:style style:name="P5" style:family="paragraph" style:parent-style-name="Standard">
      <style:text-properties officeooo:rsid="0015cf74" officeooo:paragraph-rsid="0015cf74"/>
    </style:style>
    <style:style style:name="P6" style:family="paragraph" style:parent-style-name="Standard">
      <style:text-properties officeooo:rsid="0015cf74" officeooo:paragraph-rsid="00186167"/>
    </style:style>
    <style:style style:name="P7" style:family="paragraph" style:parent-style-name="Standard">
      <style:text-properties officeooo:rsid="0015cf74" officeooo:paragraph-rsid="0028501f"/>
    </style:style>
    <style:style style:name="P8" style:family="paragraph" style:parent-style-name="Standard">
      <style:text-properties officeooo:rsid="0015cf74" officeooo:paragraph-rsid="0028b0a9"/>
    </style:style>
    <style:style style:name="P9" style:family="paragraph" style:parent-style-name="Standard">
      <style:text-properties officeooo:rsid="0015cf74" officeooo:paragraph-rsid="00299637"/>
    </style:style>
    <style:style style:name="P10" style:family="paragraph" style:parent-style-name="Standard">
      <style:text-properties officeooo:rsid="0015cf74" officeooo:paragraph-rsid="002c966d"/>
    </style:style>
    <style:style style:name="P11" style:family="paragraph" style:parent-style-name="Standard">
      <style:text-properties officeooo:paragraph-rsid="0015cf74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12645b" officeooo:paragraph-rsid="0012645b" style:font-size-asian="11pt" style:font-size-complex="11pt"/>
    </style:style>
    <style:style style:name="P13" style:family="paragraph" style:parent-style-name="Standard">
      <style:text-properties officeooo:paragraph-rsid="0028b0a9"/>
    </style:style>
    <style:style style:name="P14" style:family="paragraph" style:parent-style-name="Standard">
      <style:text-properties officeooo:rsid="001c7c1d" officeooo:paragraph-rsid="00301d63"/>
    </style:style>
    <style:style style:name="P15" style:family="paragraph" style:parent-style-name="Table_20_Contents">
      <style:text-properties officeooo:rsid="00105796" officeooo:paragraph-rsid="0012645b"/>
    </style:style>
    <style:style style:name="P16" style:family="paragraph" style:parent-style-name="Table_20_Contents">
      <style:text-properties officeooo:rsid="0012645b" officeooo:paragraph-rsid="0012645b"/>
    </style:style>
    <style:style style:name="P17" style:family="paragraph" style:parent-style-name="Table_20_Contents">
      <style:text-properties officeooo:rsid="00174c93" officeooo:paragraph-rsid="00174c93"/>
    </style:style>
    <style:style style:name="P18" style:family="paragraph" style:parent-style-name="Table_20_Contents">
      <style:text-properties officeooo:rsid="002f15cb" officeooo:paragraph-rsid="002f15cb"/>
    </style:style>
    <style:style style:name="T1" style:family="text">
      <style:text-properties officeooo:rsid="001354ab"/>
    </style:style>
    <style:style style:name="T2" style:family="text">
      <style:text-properties fo:font-variant="normal" fo:text-transform="none" fo:color="#0000cd" loext:opacity="100%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2878e" style:font-size-asian="11pt" style:font-size-complex="11pt"/>
    </style:style>
    <style:style style:name="T5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2645b" style:font-size-asian="11pt" style:font-size-complex="11pt"/>
    </style:style>
    <style:style style:name="T6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5cf74" style:font-size-asian="11pt" style:font-size-complex="11pt"/>
    </style:style>
    <style:style style:name="T7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abb55" style:font-size-asian="11pt" style:font-size-complex="11pt"/>
    </style:style>
    <style:style style:name="T8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c4ba1" style:font-size-asian="11pt" style:font-size-complex="11pt"/>
    </style:style>
    <style:style style:name="T9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206938" style:font-size-asian="11pt" style:font-size-complex="11pt"/>
    </style:style>
    <style:style style:name="T10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256512" style:font-size-asian="11pt" style:font-size-complex="11pt"/>
    </style:style>
    <style:style style:name="T11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2f15cb" style:font-size-asian="11pt" style:font-size-complex="11pt"/>
    </style:style>
    <style:style style:name="T12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53093" style:font-size-asian="11pt" style:font-size-complex="11pt"/>
    </style:style>
    <style:style style:name="T13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7baab" style:font-size-asian="11pt" style:font-size-complex="11pt"/>
    </style:style>
    <style:style style:name="T14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83ca7" style:font-size-asian="11pt" style:font-size-complex="11pt"/>
    </style:style>
    <style:style style:name="T15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16" style:family="text">
      <style:text-properties officeooo:rsid="0012645b"/>
    </style:style>
    <style:style style:name="T17" style:family="text">
      <style:text-properties officeooo:rsid="0015cf74"/>
    </style:style>
    <style:style style:name="T18" style:family="text">
      <style:text-properties officeooo:rsid="00186167"/>
    </style:style>
    <style:style style:name="T19" style:family="text">
      <style:text-properties officeooo:rsid="001d00f9"/>
    </style:style>
    <style:style style:name="T20" style:family="text">
      <style:text-properties officeooo:rsid="001e7e32"/>
    </style:style>
    <style:style style:name="T21" style:family="text">
      <style:text-properties officeooo:rsid="0024904f"/>
    </style:style>
    <style:style style:name="T22" style:family="text">
      <style:text-properties officeooo:rsid="0026d074"/>
    </style:style>
    <style:style style:name="T23" style:family="text">
      <style:text-properties officeooo:rsid="0028501f"/>
    </style:style>
    <style:style style:name="T24" style:family="text">
      <style:text-properties officeooo:rsid="0028b0a9"/>
    </style:style>
    <style:style style:name="T25" style:family="text">
      <style:text-properties officeooo:rsid="00299637"/>
    </style:style>
    <style:style style:name="T26" style:family="text">
      <style:text-properties officeooo:rsid="002c966d"/>
    </style:style>
    <style:style style:name="T27" style:family="text">
      <style:text-properties officeooo:rsid="002d2dd6"/>
    </style:style>
    <style:style style:name="T28" style:family="text">
      <style:text-properties officeooo:rsid="002d601c"/>
    </style:style>
    <style:style style:name="T29" style:family="text">
      <style:text-properties officeooo:rsid="0032f778"/>
    </style:style>
    <style:style style:name="T30" style:family="text">
      <style:text-properties officeooo:rsid="0033802b"/>
    </style:style>
    <style:style style:name="T31" style:family="text">
      <style:text-properties officeooo:rsid="0037d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Line2519254235696">
          <table:table-cell table:style-name="Table1.A1" table:number-columns-spanned="2" office:value-type="string">
            <text:p text:style-name="P16">Stock</text:p>
          </table:table-cell>
          <table:covered-table-cell/>
        </table:table-row>
        <table:table-row table:style-name="TableLine2519254237872">
          <table:table-cell table:style-name="Table1.A2" office:value-type="string">
            <text:p text:style-name="P16">SKU</text:p>
          </table:table-cell>
          <table:table-cell table:style-name="Table1.B2" office:value-type="string">
            <text:p text:style-name="P15"><text:span text:style-name="T1">INT</text:span> not null<text:span text:style-name="T1"> AUTO_INCREMENT</text:span></text:p>
          </table:table-cell>
        </table:table-row>
        <table:table-row table:style-name="TableLine2519254236784">
          <table:table-cell table:style-name="Table1.A2" office:value-type="string">
            <text:p text:style-name="P16">stockName</text:p>
          </table:table-cell>
          <table:table-cell table:style-name="Table1.B2" office:value-type="string">
            <text:p text:style-name="P15">VARCHAR(<text:span text:style-name="T20">10</text:span><text:span text:style-name="T16">0</text:span>) not null</text:p>
          </table:table-cell>
        </table:table-row>
        <table:table-row table:style-name="TableLine2519254235152">
          <table:table-cell table:style-name="Table1.A2" office:value-type="string">
            <text:p text:style-name="P17">stockPrice<text:span text:style-name="T21">_AUD</text:span></text:p>
          </table:table-cell>
          <table:table-cell table:style-name="Table1.B2" office:value-type="string">
            <text:p text:style-name="P18">DECIMAL(<text:span text:style-name="T31">5</text:span>,2) not null</text:p>
          </table:table-cell>
        </table:table-row>
        <table:table-row table:style-name="TableLine2519254233792">
          <table:table-cell table:style-name="Table1.A2" office:value-type="string">
            <text:p text:style-name="P16">stockQuantity</text:p>
          </table:table-cell>
          <table:table-cell table:style-name="Table1.B2" office:value-type="string">
            <text:p text:style-name="P16">INT not null</text:p>
          </table:table-cell>
        </table:table-row>
        <table:table-row table:style-name="TableLine2519254238416">
          <table:table-cell table:style-name="Table1.A2" office:value-type="string">
            <text:p text:style-name="P16">stockExpiryDate</text:p>
          </table:table-cell>
          <table:table-cell table:style-name="Table1.B2" office:value-type="string">
            <text:p text:style-name="P16">DATE</text:p>
          </table:table-cell>
        </table:table-row>
        <table:table-row table:style-name="TableLine2519254239776">
          <table:table-cell table:style-name="Table1.A2" office:value-type="string">
            <text:p text:style-name="P16">stockCategory</text:p>
          </table:table-cell>
          <table:table-cell table:style-name="Table1.B2" office:value-type="string">
            <text:p text:style-name="P15">VARCHAR(<text:span text:style-name="T16">20</text:span>)<text:span text:style-name="T16"> not null</text:span></text:p>
          </table:table-cell>
        </table:table-row>
        <table:table-row table:style-name="TableLine2519254238960">
          <table:table-cell table:style-name="Table1.A2" office:value-type="string">
            <text:p text:style-name="P16">stock<text:span text:style-name="T17">Monthly</text:span>SupplierPurchases</text:p>
          </table:table-cell>
          <table:table-cell table:style-name="Table1.B2" office:value-type="string">
            <text:p text:style-name="P16">INT not null</text:p>
          </table:table-cell>
        </table:table-row>
      </table:table>
      <text:p text:style-name="P1"/>
      <text:p text:style-name="P1"><text:span text:style-name="T2">CREATE</text:span><text:span text:style-name="T4"> T</text:span><text:span text:style-name="T2">ABLE</text:span><text:span text:style-name="T4"> </text:span><text:span text:style-name="T5">Stock</text:span><text:span text:style-name="T3"> (</text:span></text:p>
      <text:p text:style-name="P12"><text:s text:c="2"/>SKU int NOT NULL AUTO_INCREMENT,</text:p>
      <text:p text:style-name="P1"><text:span text:style-name="T5"><text:s text:c="2"/>stockName VARCHAR(</text:span><text:span text:style-name="T9">10</text:span><text:span text:style-name="T5">0) NOT NULL,</text:span></text:p>
      <text:p text:style-name="P14"><text:span text:style-name="T5"><text:s/></text:span><text:span text:style-name="T3"><text:s/>stockPrice</text:span><text:span text:style-name="T10">_AUD</text:span><text:span text:style-name="T3"> </text:span><text:span text:style-name="T11">DECIMAL(</text:span><text:span text:style-name="T13">5</text:span><text:span text:style-name="T11">,2)</text:span><text:span text:style-name="T3"> NOT NULL</text:span><text:span text:style-name="T12"> CHECK (stockPrice</text:span><text:span text:style-name="T14">_AUD</text:span><text:span text:style-name="T12"> != 0)</text:span><text:span text:style-name="T3">,</text:span></text:p>
      <text:p text:style-name="P12"><text:s text:c="2"/>stockQuantity INT NOT NULL,</text:p>
      <text:p text:style-name="P12"><text:s text:c="2"/>stockExpiryDate date,</text:p>
      <text:p text:style-name="P12"><text:s text:c="2"/>stockCategory VARCHAR(20) NOT NULL,</text:p>
      <text:p text:style-name="P2"><text:span text:style-name="T5"><text:s text:c="2"/>stock</text:span><text:span text:style-name="T6">Monthly</text:span><text:span text:style-name="T5">SupplierPurchases int NOT NULL</text:span><text:span text:style-name="T8">,</text:span></text:p>
      <text:p text:style-name="P2"><text:span text:style-name="T7"><text:s text:c="2"/>PRIMARY KEY (SKU)</text:span><text:line-break/><text:span text:style-name="T15">);</text:span> </text:p>
      <text:p text:style-name="P1"/>
      <text:p text:style-name="P5">ALTER TABLE stock AUTO_INCREMENT = 1;</text:p>
      <text:p text:style-name="P1"/>
      <text:p text:style-name="P4">INSERT INTO<text:span text:style-name="T17"> stock (stockName,</text:span><text:span text:style-name="T18"> stockPrice</text:span><text:span text:style-name="T22">_AUD</text:span><text:span text:style-name="T18">,</text:span><text:span text:style-name="T17"> stockQuantity, stockExpiryDate, stockCategory, stockMonthlySupplierPurchases)</text:span></text:p>
      <text:p text:style-name="P5">VALUES </text:p>
      <text:p text:style-name="P5"><text:tab/>('Carrots 1kg pack',<text:span text:style-name="T19"> </text:span><text:span text:style-name="T18">5, </text:span>20, <text:span text:style-name="T19">'</text:span>2022-11-20<text:span text:style-name="T19">'</text:span>, 'fresh vegetables', 20),</text:p>
      <text:p text:style-name="P11"><text:tab/>('Linenorth Soap 5 bar pack',<text:span text:style-name="T18"> 12, </text:span>40, <text:span text:style-name="T19">'</text:span>2024-05-23<text:span text:style-name="T19">'</text:span>, <text:span text:style-name="T17">'</text:span>household<text:span text:style-name="T17">', </text:span>40),</text:p>
      <text:p text:style-name="P5"><text:tab/>('Fresh chicken wings 1kg pack',<text:span text:style-name="T18"> 9,</text:span> 20, <text:span text:style-name="T19">'</text:span>2022-09-23<text:span text:style-name="T19">'</text:span>, 'fresh meat', 20),</text:p>
      <text:p text:style-name="P5"><text:tab/>('Fresh chicken thighs 1kg pack', <text:span text:style-name="T18">15, 20</text:span>, <text:span text:style-name="T19">'</text:span>2022-09-2<text:span text:style-name="T18">9</text:span><text:span text:style-name="T19">'</text:span>, 'fresh meat', 20),</text:p>
      <text:p text:style-name="P6"><text:tab/>('<text:span text:style-name="T18">Panadol Rapid Water tablet 100 capsules</text:span>', <text:span text:style-name="T18">6, 20</text:span>, <text:span text:style-name="T19">'</text:span>202<text:span text:style-name="T18">4</text:span>-0<text:span text:style-name="T18">3</text:span>-<text:span text:style-name="T18">21</text:span><text:span text:style-name="T19">'</text:span>, '<text:span text:style-name="T18">medicine</text:span>', <text:span text:style-name="T18">2</text:span>),</text:p>
      <text:p text:style-name="P6"><text:tab/>('<text:span text:style-name="T18">King Oscars Olive Sardines 120g </text:span><text:span text:style-name="T24">p</text:span><text:span text:style-name="T18">ack</text:span>', <text:span text:style-name="T18">9, 20</text:span>, <text:span text:style-name="T19">'</text:span>20<text:span text:style-name="T18">30</text:span>-09-<text:span text:style-name="T18">12</text:span><text:span text:style-name="T19">'</text:span>, '<text:span text:style-name="T18">canned</text:span> meat', 20),</text:p>
      <text:p text:style-name="P6"><text:tab/>('<text:span text:style-name="T18">King Oscars Tomato Sardines 120g </text:span><text:span text:style-name="T24">p</text:span><text:span text:style-name="T18">ack</text:span>', <text:span text:style-name="T18">9, 20</text:span>, <text:span text:style-name="T19">'</text:span>20<text:span text:style-name="T18">30</text:span>-09-<text:span text:style-name="T18">12</text:span><text:span text:style-name="T19">'</text:span>, '<text:span text:style-name="T18">canned</text:span> meat', 20)<text:span text:style-name="T23">,</text:span></text:p>
      <text:p text:style-name="P7"><text:tab/>('<text:span text:style-name="T23">Ace Toilet cleaner liquid 2L Bottle</text:span>', <text:span text:style-name="T23">8</text:span><text:span text:style-name="T18">, </text:span><text:span text:style-name="T23">1</text:span><text:span text:style-name="T18">0</text:span>, <text:span text:style-name="T19">'</text:span>20<text:span text:style-name="T23">25</text:span>-0<text:span text:style-name="T23">1</text:span>-<text:span text:style-name="T23">0</text:span><text:span text:style-name="T18">2</text:span><text:span text:style-name="T19">'</text:span>, '<text:span text:style-name="T26">t</text:span><text:span text:style-name="T23">oiletry</text:span>', <text:span text:style-name="T23">10</text:span>),</text:p>
      <text:p text:style-name="P7"><text:tab/>('<text:span text:style-name="T23">Softies 3pl 200 sheets box</text:span>', <text:span text:style-name="T23">10</text:span><text:span text:style-name="T18">, </text:span><text:span text:style-name="T23">1</text:span><text:span text:style-name="T18">0</text:span>, <text:span text:style-name="T19">'</text:span>20<text:span text:style-name="T23">40</text:span>-<text:span text:style-name="T23">12</text:span>-<text:span text:style-name="T18">12</text:span><text:span text:style-name="T19">'</text:span>, '<text:span text:style-name="T26">t</text:span><text:span text:style-name="T23">issues</text:span>', <text:span text:style-name="T23">1</text:span>0),</text:p>
      <text:p text:style-name="P7"><text:tab/>('<text:span text:style-name="T23">McAlistor 2pl 20 toilet rolls pack</text:span>', <text:span text:style-name="T23">15</text:span><text:span text:style-name="T18">, </text:span><text:span text:style-name="T23">3</text:span><text:span text:style-name="T18">0</text:span>, <text:span text:style-name="T19">'</text:span>20<text:span text:style-name="T23">4</text:span><text:span text:style-name="T18">0</text:span>-<text:span text:style-name="T23">11</text:span>-<text:span text:style-name="T23">03</text:span><text:span text:style-name="T19">'</text:span>, '<text:span text:style-name="T26">t</text:span><text:span text:style-name="T23">issues</text:span>', <text:span text:style-name="T23">40</text:span>),</text:p>
      <text:p text:style-name="P8"><text:tab/>('<text:span text:style-name="T24">Whiskerpals Tuna cat feed 300gr pack</text:span>', <text:span text:style-name="T24">12</text:span><text:span text:style-name="T18">, </text:span><text:span text:style-name="T24">5</text:span>, <text:span text:style-name="T19">'</text:span>20<text:span text:style-name="T24">23</text:span>-<text:span text:style-name="T24">01</text:span>-<text:span text:style-name="T24">11</text:span><text:span text:style-name="T19">'</text:span>, <text:span text:style-name="T24">'pet food</text:span>',<text:span text:style-name="T24"> 10</text:span>),</text:p>
      <text:p text:style-name="P13"><text:tab/>('<text:span text:style-name="T24">Whiskerpals Beef liver dog feed 50gr</text:span><text:span text:style-name="T18"> </text:span><text:span text:style-name="T24">can</text:span>', <text:span text:style-name="T24">2</text:span><text:span text:style-name="T18">, </text:span><text:span text:style-name="T24">5, </text:span><text:span text:style-name="T19">'</text:span>20<text:span text:style-name="T24">24</text:span>-0<text:span text:style-name="T24">2</text:span>-<text:span text:style-name="T24">0</text:span><text:span text:style-name="T18">2</text:span><text:span text:style-name="T19">'</text:span>, '<text:span text:style-name="T24">pet food</text:span>', <text:span text:style-name="T24">1</text:span>0),</text:p>
      <text:p text:style-name="P8"><text:tab/>('<text:span text:style-name="T24">Whiskerpals Tuna cat feed 40gr can</text:span>', <text:span text:style-name="T24">2</text:span><text:span text:style-name="T18">, </text:span><text:span text:style-name="T24">10</text:span>, <text:span text:style-name="T19">'</text:span>20<text:span text:style-name="T24">24</text:span>-<text:span text:style-name="T24">11</text:span>-<text:span text:style-name="T18">12</text:span><text:span text:style-name="T19">'</text:span>, '<text:span text:style-name="T25">pet food</text:span>', 20),</text:p>
      <text:p text:style-name="P9"><text:span text:style-name="T25"><text:tab/></text:span>('<text:span text:style-name="T25">GotoGro Frozen Vegetable Mix 1kg bag</text:span>', <text:span text:style-name="T25">5</text:span><text:span text:style-name="T18">, </text:span><text:span text:style-name="T25">20</text:span>, <text:span text:style-name="T19">'</text:span>20<text:span text:style-name="T24">2</text:span><text:span text:style-name="T25">4-01-05</text:span><text:span text:style-name="T28">'</text:span>, '<text:span text:style-name="T25">frozen food</text:span>', 20),</text:p>
      <text:p text:style-name="P9"><text:span text:style-name="T25"><text:tab/></text:span>('<text:span text:style-name="T25">GotoGro Frozen Mixed meal 300gr pack</text:span>', <text:span text:style-name="T25">6</text:span><text:span text:style-name="T18">, </text:span><text:span text:style-name="T24">10</text:span>, <text:span text:style-name="T19">'</text:span>20<text:span text:style-name="T24">2</text:span><text:span text:style-name="T25">5</text:span>-<text:span text:style-name="T24">11</text:span>-<text:span text:style-name="T18">12</text:span><text:span text:style-name="T19">'</text:span>, '<text:span text:style-name="T25">frozen food</text:span>', 20),</text:p>
      <text:p text:style-name="P9"><text:span text:style-name="T25"><text:tab/></text:span>('<text:span text:style-name="T25">Subfreezie artisan infused ice 2kg bag</text:span>', <text:span text:style-name="T25">30</text:span><text:span text:style-name="T18">, </text:span><text:span text:style-name="T25">2</text:span>, <text:span text:style-name="T19">'</text:span>20<text:span text:style-name="T25">30</text:span>-<text:span text:style-name="T24">11</text:span>-<text:span text:style-name="T18">12</text:span><text:span text:style-name="T19">'</text:span>, <text:span text:style-name="T25">'frozen food</text:span>', 20),</text:p>
      <text:p text:style-name="P10"><text:span text:style-name="T26"><text:tab/></text:span>('<text:span text:style-name="T26">Panadol soluble 10 tablets</text:span>', <text:span text:style-name="T26">15</text:span><text:span text:style-name="T18">, </text:span><text:span text:style-name="T26">0</text:span>, <text:span text:style-name="T19">'</text:span>20<text:span text:style-name="T26">23</text:span>-<text:span text:style-name="T26">12</text:span>-<text:span text:style-name="T26">04</text:span><text:span text:style-name="T19">'</text:span>, <text:span text:style-name="T25">'</text:span><text:span text:style-name="T26">medicine</text:span>', <text:span text:style-name="T26">1</text:span>0),</text:p>
      <text:p text:style-name="P10"><text:span text:style-name="T26"><text:tab/></text:span>('<text:span text:style-name="T26">GotoGro Plain flour 2kg bag</text:span>', <text:span text:style-name="T26">4</text:span><text:span text:style-name="T18">, </text:span><text:span text:style-name="T26">1</text:span>, <text:span text:style-name="T19">'</text:span>20<text:span text:style-name="T26">25</text:span>-<text:span text:style-name="T26">04</text:span>-<text:span text:style-name="T26">05</text:span><text:span text:style-name="T19">'</text:span>, <text:span text:style-name="T25">'</text:span><text:span text:style-name="T26">baking goods</text:span>', 20)<text:span text:style-name="T27">;</text:span></text:p>
      <text:p text:style-name="P9"/>
      <text:p text:style-name="P5"/>
      <text:p text:style-name="P5"/>
      <text:p text:style-name="P5"/>
      <text:p text:style-name="P5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2:31:39.604000000</meta:creation-date>
    <meta:generator>LibreOffice/7.1.0.3$Windows_X86_64 LibreOffice_project/f6099ecf3d29644b5008cc8f48f42f4a40986e4c</meta:generator>
    <dc:date>2022-09-23T15:42:02.656000000</dc:date>
    <meta:editing-duration>PT17H47M6S</meta:editing-duration>
    <meta:editing-cycles>32</meta:editing-cycles>
    <meta:document-statistic meta:table-count="1" meta:image-count="0" meta:object-count="0" meta:page-count="2" meta:paragraph-count="45" meta:word-count="284" meta:character-count="2080" meta:non-whitespace-character-count="1805"/>
  </office:meta>
</office:document-meta>
</file>